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3655" officeooo:paragraph-rsid="00153655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53655" officeooo:paragraph-rsid="00153655" style:font-weight-asian="bold" style:font-weight-complex="bold"/>
    </style:style>
    <style:style style:name="P3" style:family="paragraph" style:parent-style-name="Standard">
      <style:text-properties fo:font-weight="bold" officeooo:rsid="0026871a" officeooo:paragraph-rsid="0026871a" style:font-weight-asian="bold" style:font-weight-complex="bold"/>
    </style:style>
    <style:style style:name="P4" style:family="paragraph" style:parent-style-name="Standard">
      <style:text-properties fo:font-weight="bold" officeooo:rsid="002952df" officeooo:paragraph-rsid="002952df" style:font-weight-asian="bold" style:font-weight-complex="bold"/>
    </style:style>
    <style:style style:name="P5" style:family="paragraph" style:parent-style-name="Standard">
      <style:text-properties fo:font-weight="normal" officeooo:rsid="00155622" officeooo:paragraph-rsid="00155622" style:font-weight-asian="normal" style:font-weight-complex="normal"/>
    </style:style>
    <style:style style:name="P6" style:family="paragraph" style:parent-style-name="Standard">
      <style:text-properties fo:font-weight="normal" officeooo:rsid="00161fd8" officeooo:paragraph-rsid="00155622" style:font-weight-asian="normal" style:font-weight-complex="normal"/>
    </style:style>
    <style:style style:name="P7" style:family="paragraph" style:parent-style-name="Standard">
      <style:text-properties fo:font-weight="normal" officeooo:rsid="00161fd8" officeooo:paragraph-rsid="00161fd8" style:font-weight-asian="normal" style:font-weight-complex="normal"/>
    </style:style>
    <style:style style:name="P8" style:family="paragraph" style:parent-style-name="Standard">
      <style:text-properties fo:font-weight="normal" officeooo:rsid="00161fd8" officeooo:paragraph-rsid="0032d517" style:font-weight-asian="normal" style:font-weight-complex="normal"/>
    </style:style>
    <style:style style:name="P9" style:family="paragraph" style:parent-style-name="Standard">
      <style:text-properties fo:font-weight="normal" officeooo:rsid="001898f7" officeooo:paragraph-rsid="001898f7" style:font-weight-asian="normal" style:font-weight-complex="normal"/>
    </style:style>
    <style:style style:name="P10" style:family="paragraph" style:parent-style-name="Standard">
      <style:text-properties fo:font-weight="normal" officeooo:rsid="001898f7" officeooo:paragraph-rsid="0032d517" style:font-weight-asian="normal" style:font-weight-complex="normal"/>
    </style:style>
    <style:style style:name="P11" style:family="paragraph" style:parent-style-name="Standard">
      <style:text-properties fo:font-weight="normal" officeooo:rsid="001a0764" officeooo:paragraph-rsid="001a0764" style:font-weight-asian="normal" style:font-weight-complex="normal"/>
    </style:style>
    <style:style style:name="P12" style:family="paragraph" style:parent-style-name="Standard">
      <style:text-properties fo:font-weight="normal" officeooo:rsid="001bd262" officeooo:paragraph-rsid="001bd262" style:font-weight-asian="normal" style:font-weight-complex="normal"/>
    </style:style>
    <style:style style:name="P13" style:family="paragraph" style:parent-style-name="Standard">
      <style:text-properties fo:font-weight="normal" officeooo:rsid="0022b7c1" officeooo:paragraph-rsid="0022b7c1" style:font-weight-asian="normal" style:font-weight-complex="normal"/>
    </style:style>
    <style:style style:name="P14" style:family="paragraph" style:parent-style-name="Standard">
      <style:text-properties fo:font-weight="normal" officeooo:rsid="00242854" officeooo:paragraph-rsid="00242854" style:font-weight-asian="normal" style:font-weight-complex="normal"/>
    </style:style>
    <style:style style:name="P15" style:family="paragraph" style:parent-style-name="Standard">
      <style:text-properties fo:font-weight="normal" officeooo:rsid="0024c9b4" officeooo:paragraph-rsid="0024c9b4" style:font-weight-asian="normal" style:font-weight-complex="normal"/>
    </style:style>
    <style:style style:name="P16" style:family="paragraph" style:parent-style-name="Standard">
      <style:text-properties fo:font-weight="normal" officeooo:rsid="0026871a" officeooo:paragraph-rsid="0026871a" style:font-weight-asian="normal" style:font-weight-complex="normal"/>
    </style:style>
    <style:style style:name="P17" style:family="paragraph" style:parent-style-name="Standard">
      <style:text-properties fo:font-weight="normal" officeooo:rsid="002952df" officeooo:paragraph-rsid="002952df" style:font-weight-asian="normal" style:font-weight-complex="normal"/>
    </style:style>
    <style:style style:name="P18" style:family="paragraph" style:parent-style-name="Standard">
      <style:text-properties fo:font-weight="normal" officeooo:rsid="002a9674" officeooo:paragraph-rsid="002a9674" style:font-weight-asian="normal" style:font-weight-complex="normal"/>
    </style:style>
    <style:style style:name="P19" style:family="paragraph" style:parent-style-name="Standard">
      <style:text-properties fo:font-weight="normal" officeooo:rsid="002af457" officeooo:paragraph-rsid="002af457" style:font-weight-asian="normal" style:font-weight-complex="normal"/>
    </style:style>
    <style:style style:name="P20" style:family="paragraph" style:parent-style-name="Standard">
      <style:text-properties fo:font-weight="normal" officeooo:rsid="002c0bef" officeooo:paragraph-rsid="002c0bef" style:font-weight-asian="normal" style:font-weight-complex="normal"/>
    </style:style>
    <style:style style:name="P21" style:family="paragraph" style:parent-style-name="Standard">
      <style:text-properties fo:font-weight="normal" officeooo:rsid="002e6c45" officeooo:paragraph-rsid="002e6c45" style:font-weight-asian="normal" style:font-weight-complex="normal"/>
    </style:style>
    <style:style style:name="P22" style:family="paragraph" style:parent-style-name="Standard">
      <style:text-properties fo:font-weight="normal" officeooo:rsid="002f186d" officeooo:paragraph-rsid="002f186d" style:font-weight-asian="normal" style:font-weight-complex="normal"/>
    </style:style>
    <style:style style:name="P23" style:family="paragraph" style:parent-style-name="Standard">
      <style:text-properties fo:font-weight="normal" officeooo:rsid="002f186d" officeooo:paragraph-rsid="0031d0d6" style:font-weight-asian="normal" style:font-weight-complex="normal"/>
    </style:style>
    <style:style style:name="P24" style:family="paragraph" style:parent-style-name="Standard">
      <style:text-properties fo:font-size="16pt" fo:font-weight="bold" officeooo:rsid="00242854" officeooo:paragraph-rsid="00242854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155622" officeooo:paragraph-rsid="00155622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61fd8" officeooo:paragraph-rsid="0032d51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1898f7" officeooo:paragraph-rsid="001898f7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4pt" fo:font-weight="bold" officeooo:rsid="0024c9b4" officeooo:paragraph-rsid="0024c9b4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2952df" officeooo:paragraph-rsid="002952d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weight="normal" officeooo:rsid="002952df" officeooo:paragraph-rsid="002952df" style:font-weight-asian="normal" style:font-weight-complex="normal"/>
    </style:style>
    <style:style style:name="P31" style:family="paragraph" style:parent-style-name="Standard">
      <style:text-properties fo:font-size="16pt" fo:font-weight="bold" officeooo:rsid="0037a1d8" officeooo:paragraph-rsid="0037a1d8" style:font-size-asian="14pt" style:font-weight-asian="bold" style:font-size-complex="16pt" style:font-weight-complex="bold"/>
    </style:style>
    <style:style style:name="P32" style:family="paragraph" style:parent-style-name="Standard">
      <style:text-properties fo:font-size="12pt" fo:font-weight="normal" officeooo:rsid="0037a1d8" officeooo:paragraph-rsid="0037a1d8" style:font-size-asian="10.5pt" style:font-weight-asian="normal" style:font-size-complex="12pt" style:font-weight-complex="normal"/>
    </style:style>
    <style:style style:name="T1" style:family="text">
      <style:text-properties officeooo:rsid="00161fd8"/>
    </style:style>
    <style:style style:name="T2" style:family="text">
      <style:text-properties officeooo:rsid="00175996"/>
    </style:style>
    <style:style style:name="T3" style:family="text">
      <style:text-properties officeooo:rsid="001bd262"/>
    </style:style>
    <style:style style:name="T4" style:family="text">
      <style:text-properties officeooo:rsid="001c7806"/>
    </style:style>
    <style:style style:name="T5" style:family="text">
      <style:text-properties officeooo:rsid="001ce2bb"/>
    </style:style>
    <style:style style:name="T6" style:family="text">
      <style:text-properties officeooo:rsid="001d7060"/>
    </style:style>
    <style:style style:name="T7" style:family="text">
      <style:text-properties officeooo:rsid="001f476b"/>
    </style:style>
    <style:style style:name="T8" style:family="text">
      <style:text-properties officeooo:rsid="0020d80f"/>
    </style:style>
    <style:style style:name="T9" style:family="text">
      <style:text-properties officeooo:rsid="0022b7c1"/>
    </style:style>
    <style:style style:name="T10" style:family="text">
      <style:text-properties officeooo:rsid="00242854"/>
    </style:style>
    <style:style style:name="T11" style:family="text">
      <style:text-properties officeooo:rsid="0024c9b4"/>
    </style:style>
    <style:style style:name="T12" style:family="text">
      <style:text-properties officeooo:rsid="0026e123"/>
    </style:style>
    <style:style style:name="T13" style:family="text">
      <style:text-properties officeooo:rsid="0026ec45"/>
    </style:style>
    <style:style style:name="T14" style:family="text">
      <style:text-properties officeooo:rsid="002a9674"/>
    </style:style>
    <style:style style:name="T15" style:family="text">
      <style:text-properties officeooo:rsid="002af457"/>
    </style:style>
    <style:style style:name="T16" style:family="text">
      <style:text-properties officeooo:rsid="002c0bef"/>
    </style:style>
    <style:style style:name="T17" style:family="text">
      <style:text-properties officeooo:rsid="002f186d"/>
    </style:style>
    <style:style style:name="T18" style:family="text">
      <style:text-properties officeooo:rsid="0030dc06"/>
    </style:style>
    <style:style style:name="T19" style:family="text">
      <style:text-properties officeooo:rsid="00316545"/>
    </style:style>
    <style:style style:name="T20" style:family="text">
      <style:text-properties officeooo:rsid="0031d0d6"/>
    </style:style>
    <style:style style:name="T21" style:family="text">
      <style:text-properties officeooo:rsid="0032d5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Syphon </text:span>Game Concepts</text:p>
      <text:p text:style-name="P2">Online, (like Rust) survival, medieval, fantasy, RPG.</text:p>
      <text:p text:style-name="P26">Resources:</text:p>
      <text:p text:style-name="P10">Wood</text:p>
      <text:p text:style-name="P10">Fibre</text:p>
      <text:p text:style-name="P10">Cloth</text:p>
      <text:p text:style-name="P10">Stone</text:p>
      <text:p text:style-name="P10">Ore</text:p>
      <text:p text:style-name="P8">Resources will all be equally important. <text:span text:style-name="T2">With different tiers</text:span><text:span text:style-name="T10">(</text:span><text:span text:style-name="T16">0</text:span><text:span text:style-name="T10">-</text:span><text:span text:style-name="T20">5</text:span><text:span text:style-name="T10">)</text:span></text:p>
      <text:p text:style-name="P8"/>
      <text:p text:style-name="P8"/>
      <text:p text:style-name="P25">Biomes:</text:p>
      <text:p text:style-name="P20">Forest-<text:span text:style-name="T19">Wood(</text:span><text:span text:style-name="T20">5</text:span><text:span text:style-name="T19">), Hide(3), Stone(2)</text:span></text:p>
      <text:p text:style-name="P20">Desert-<text:span text:style-name="T19">Hide(5), Fibre(3), Ore(2)</text:span></text:p>
      <text:p text:style-name="P21">Swamp-<text:span text:style-name="T19">Fibre(5),</text:span><text:span text:style-name="T20">Wood(3), Hide(2)<text:tab/><text:tab/>(</text:span><text:span text:style-name="T17">All biomes have tier 0 resources of all types</text:span><text:span text:style-name="T20">)</text:span></text:p>
      <text:p text:style-name="P21">Mountain-<text:span text:style-name="T20">Ore(5), Stone(3), Fibre(2)</text:span></text:p>
      <text:p text:style-name="P23">Grassland-<text:span text:style-name="T20">Stone(5), Ore(3), Wood(2)</text:span></text:p>
      <text:p text:style-name="P22"/>
      <text:p text:style-name="P5"><text:span text:style-name="T1">E</text:span>ach biome will have a different <text:span text:style-name="T1">characteristic</text:span> element <text:span text:style-name="T1">and resource.</text:span></text:p>
      <text:p text:style-name="P7">Having different spawn tier caps for each resource.</text:p>
      <text:p text:style-name="P6"/>
      <text:p text:style-name="P7"/>
      <text:p text:style-name="P27">Magic:</text:p>
      <text:p text:style-name="P9">Magic is centred around the concept of basic elements, it is the manifestation of basic elements.</text:p>
      <text:p text:style-name="P9">You can decompose all items into their resources and resources can be <text:span text:style-name="T21">syphoned</text:span> into their basic element essences.</text:p>
      <text:p text:style-name="P9"/>
      <text:p text:style-name="P11">Wood – Earth<text:span text:style-name="T8">(2)</text:span>, <text:span text:style-name="T3">Water</text:span><text:span text:style-name="T8">(4)</text:span><text:span text:style-name="T3"> </text:span></text:p>
      <text:p text:style-name="P12">Fibre – <text:span text:style-name="T4">Water</text:span><text:span text:style-name="T8">(4)</text:span><text:span text:style-name="T4">, </text:span><text:span text:style-name="T6">Air</text:span><text:span text:style-name="T8">(4)</text:span></text:p>
      <text:p text:style-name="P11">Cloth – <text:span text:style-name="T5">Water</text:span><text:span text:style-name="T8">(2)</text:span><text:span text:style-name="T5">, </text:span><text:span text:style-name="T8">Fire(4)<text:tab/><text:tab/><text:tab/></text:span><text:span text:style-name="T9">(gonna change)</text:span></text:p>
      <text:p text:style-name="P12">Stone – <text:span text:style-name="T4">Earth</text:span><text:span text:style-name="T8">(4)</text:span><text:span text:style-name="T4">, </text:span><text:span text:style-name="T6">Air</text:span><text:span text:style-name="T8">(6)</text:span></text:p>
      <text:p text:style-name="P12">Ore – <text:span text:style-name="T7">Earth</text:span><text:span text:style-name="T8">(4)</text:span><text:span text:style-name="T7">, <text:s/></text:span>Fire<text:span text:style-name="T8">(6)</text:span></text:p>
      <text:p text:style-name="P12"/>
      <text:p text:style-name="P13">Abilities are <text:span text:style-name="T11">characteristic of a certain (or a couple) element(s) and are</text:span> acquired by having their scrolls and investing the required <text:span text:style-name="T10">essence so you can materialize it and add it to your repertoire.</text:span></text:p>
      <text:p text:style-name="P13"/>
      <text:p text:style-name="P13"/>
      <text:p text:style-name="P24">Armour and Weapons:</text:p>
      <text:p text:style-name="P14">Each armour piece <text:span text:style-name="T11">can have an ability slot</text:span></text:p>
      <text:p text:style-name="P15">Each weapon can have 3(or (2-4) depending on the weapon tier, maybe) abilities slots </text:p>
      <text:p text:style-name="P15">These slots can be built and then infused in the weapons.</text:p>
      <text:p text:style-name="P15">Using an abilities will consume elemental essence, that you can store in an equip-able object (maybe some vials, or a divided bag).</text:p>
      <text:p text:style-name="P15"/>
      <text:p text:style-name="P28">Types of armour:</text:p>
      <text:p text:style-name="P3">Light armour:</text:p>
      <text:p text:style-name="P16"><text:tab/>cowl</text:p>
      <text:p text:style-name="P16"><text:tab/><text:span text:style-name="T12">wraps</text:span></text:p>
      <text:p text:style-name="P16"><text:tab/>robe</text:p>
      <text:p text:style-name="P16"><text:tab/><text:span text:style-name="T12">sweat pants </text:span><text:span text:style-name="T13">(subject to change)</text:span></text:p>
      <text:p text:style-name="P16"><text:soft-page-break/><text:tab/>sandals</text:p>
      <text:p text:style-name="P3">Medium armour:</text:p>
      <text:p text:style-name="P16"><text:tab/>hood</text:p>
      <text:p text:style-name="P16"><text:tab/><text:span text:style-name="T12">gloves</text:span></text:p>
      <text:p text:style-name="P16"><text:tab/>jacket</text:p>
      <text:p text:style-name="P16"><text:tab/><text:span text:style-name="T12">pants</text:span></text:p>
      <text:p text:style-name="P16"><text:tab/>shoes</text:p>
      <text:p text:style-name="P3">Heavy armour:</text:p>
      <text:p text:style-name="P16"><text:tab/>helmet</text:p>
      <text:p text:style-name="P16"><text:tab/><text:span text:style-name="T12">gauntlets</text:span></text:p>
      <text:p text:style-name="P16"><text:tab/>chest plate</text:p>
      <text:p text:style-name="P16"><text:tab/><text:span text:style-name="T12">plate leggings</text:span></text:p>
      <text:p text:style-name="P16"><text:tab/>boots</text:p>
      <text:p text:style-name="P16"/>
      <text:p text:style-name="P29">Types of weapons:</text:p>
      <text:p text:style-name="P4">One-Handed:</text:p>
      <text:p text:style-name="P17"><text:tab/><text:span text:style-name="T14">swords</text:span></text:p>
      <text:p text:style-name="P17"><text:tab/><text:span text:style-name="T14">daggers</text:span></text:p>
      <text:p text:style-name="P17"><text:tab/><text:span text:style-name="T14">hammers</text:span></text:p>
      <text:p text:style-name="P18"><text:tab/>axes</text:p>
      <text:p text:style-name="P17"><text:tab/><text:span text:style-name="T14">crossbows</text:span></text:p>
      <text:p text:style-name="P4">Two-Handed:</text:p>
      <text:p text:style-name="P17"><text:tab/><text:span text:style-name="T14">spears</text:span></text:p>
      <text:p text:style-name="P17"><text:tab/><text:span text:style-name="T14">claymores</text:span></text:p>
      <text:p text:style-name="P17"><text:tab/><text:span text:style-name="T14">clubs</text:span></text:p>
      <text:p text:style-name="P17"><text:tab/><text:span text:style-name="T14">pole-arms</text:span></text:p>
      <text:p text:style-name="P17"><text:tab/><text:span text:style-name="T14">bows</text:span></text:p>
      <text:p text:style-name="P4">Off-hand:</text:p>
      <text:p text:style-name="P17"><text:tab/><text:span text:style-name="T14">shields</text:span></text:p>
      <text:p text:style-name="P17"><text:tab/><text:span text:style-name="T14">lanterns</text:span></text:p>
      <text:p text:style-name="P17"><text:tab/><text:span text:style-name="T14">throwing </text:span><text:span text:style-name="T15">items(daggers, axes, bombs)</text:span></text:p>
      <text:p text:style-name="P17"><text:tab/><text:span text:style-name="T14">battle-horns</text:span></text:p>
      <text:p text:style-name="P17"/>
      <text:p text:style-name="P19">You can have 2 weapon sets equipped at a time so you can switch between the two mid-combat.</text:p>
      <text:p text:style-name="P17"/>
      <text:p text:style-name="P17"/>
      <text:p text:style-name="P31">Alt Magic:</text:p>
      <text:p text:style-name="P32">one substance is the source of magic, u can hold it in some type of container and all spells shall derive from i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8T16:34:04.993000000</meta:creation-date>
    <dc:date>2022-01-15T11:50:09.542000000</dc:date>
    <meta:editing-duration>PT17H19M31S</meta:editing-duration>
    <meta:editing-cycles>8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71" meta:word-count="306" meta:character-count="2002" meta:non-whitespace-character-count="1726"/>
  </office:meta>
</office:document-meta>
</file>